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=&quot;Li&quot;" style:apply-style-name="Bad" style:base-cell-address="periodicName_Dataset.A1"/>
    </style:style>
  </office:automatic-styles>
  <office:body>
    <office:spreadsheet>
      <table:calculation-settings table:automatic-find-labels="false" table:use-regular-expressions="false" table:use-wildcards="true"/>
      <table:table table:name="periodicName_Datas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1st Digit</text:p>
          </table:table-cell>
          <table:table-cell office:value-type="string" calcext:value-type="string">
            <text:p>2nd Digit</text:p>
          </table:table-cell>
          <table:table-cell office:value-type="string" calcext:value-type="string">
            <text:p>3rd Digit</text:p>
          </table:table-cell>
          <table:table-cell office:value-type="string" calcext:value-type="string">
            <text:p>4th Digit</text:p>
          </table:table-cell>
          <table:table-cell office:value-type="string" calcext:value-type="string">
            <text:p>5th Digit</text:p>
          </table:table-cell>
          <table:table-cell office:value-type="string" calcext:value-type="string">
            <text:p>6th Digit</text:p>
          </table:table-cell>
        </table:table-row>
        <table:table-row table:style-name="ro1">
          <table:table-cell office:value-type="string" calcext:value-type="string">
            <text:p>2 / 1 / 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Gd</text:p>
          </table:table-cell>
        </table:table-row>
        <table:table-row table:style-name="ro1">
          <table:table-cell office:value-type="string" calcext:value-type="string">
            <text:p>3 / 1 / 2009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Gd</text:p>
          </table:table-cell>
        </table:table-row>
        <table:table-row table:style-name="ro1">
          <table:table-cell office:value-type="string" calcext:value-type="string">
            <text:p>7 / 1 / 200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 office:value-type="string" calcext:value-type="string">
            <text:p>8 / 1 / 200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10 / 1 / 2009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13 / 1 / 20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5 / 1 / 200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string" calcext:value-type="string">
            <text:p>17 / 1 / 200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0 / 1 / 200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2 / 1 / 20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4 / 1 / 2009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27 / 1 / 200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29 / 1 / 2009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31 / 1 / 20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3 / 2 / 20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string" calcext:value-type="string">
            <text:p>5 / 2 / 2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string" calcext:value-type="string">
            <text:p>7 / 2 / 200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10 / 2 / 20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2 / 2 / 20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4 / 2 / 2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17 / 2 / 2009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9 / 2 / 2009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e</text:p>
          </table:table-cell>
        </table:table-row>
        <table:table-row table:style-name="ro1">
          <table:table-cell office:value-type="string" calcext:value-type="string">
            <text:p>21 / 2 / 20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Xe</text:p>
          </table:table-cell>
        </table:table-row>
        <table:table-row table:style-name="ro1">
          <table:table-cell office:value-type="string" calcext:value-type="string">
            <text:p>24 / 2 / 200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6 / 2 / 20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28 / 2 / 20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3 / 3 / 200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5 / 3 / 2009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7 / 3 / 200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0 / 3 / 200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2 / 3 / 2009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4 / 3 / 20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17 / 3 / 20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b</text:p>
          </table:table-cell>
        </table:table-row>
        <table:table-row table:style-name="ro1">
          <table:table-cell office:value-type="string" calcext:value-type="string">
            <text:p>19 / 3 / 20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Gd</text:p>
          </table:table-cell>
        </table:table-row>
        <table:table-row table:style-name="ro1">
          <table:table-cell office:value-type="string" calcext:value-type="string">
            <text:p>21 / 3 / 200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4 / 3 / 20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Ag</text:p>
          </table:table-cell>
        </table:table-row>
        <table:table-row table:style-name="ro1">
          <table:table-cell office:value-type="string" calcext:value-type="string">
            <text:p>26 / 3 / 200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8 / 3 / 20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31 / 3 / 2009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2 / 4 / 20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4 / 4 / 2009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string" calcext:value-type="string">
            <text:p>7 / 4 / 20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9 / 4 / 2009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11 / 4 / 20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4 / 4 / 2009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6 / 4 / 20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18 / 4 / 200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1 / 4 / 200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23 / 4 / 2009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27 / 4 / 2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28 / 4 / 20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30 / 4 / 2009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 / 5 / 2009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5 / 5 / 2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7 / 5 / 200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9 / 5 / 20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2 / 5 / 200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14 / 5 / 20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6 / 5 / 200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19 / 5 / 2009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1 / 5 / 20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23 / 5 / 20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Xe</text:p>
          </table:table-cell>
        </table:table-row>
        <table:table-row table:style-name="ro1">
          <table:table-cell office:value-type="string" calcext:value-type="string">
            <text:p>26 / 5 / 20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28 / 5 / 20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30 / 5 / 20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3 / 6 / 2009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4 / 6 / 2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6 / 6 / 200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d</text:p>
          </table:table-cell>
        </table:table-row>
        <table:table-row table:style-name="ro1">
          <table:table-cell office:value-type="string" calcext:value-type="string">
            <text:p>9 / 6 / 200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1 / 6 / 200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3 / 6 / 200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6 / 6 / 20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18 / 6 / 200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20 / 6 / 20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23 / 6 / 2009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25 / 6 / 200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Eu</text:p>
          </table:table-cell>
        </table:table-row>
        <table:table-row table:style-name="ro1">
          <table:table-cell office:value-type="string" calcext:value-type="string">
            <text:p>27 / 6 / 2009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30 / 6 / 2009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2 / 7 / 2009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4 / 7 / 20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7 / 7 / 2009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9 / 7 / 2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1 / 7 / 200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14 / 7 / 200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6 / 7 / 20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18 / 7 / 200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1 / 7 / 2009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3 / 7 / 20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5 / 7 / 2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8 / 7 / 20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Yb</text:p>
          </table:table-cell>
        </table:table-row>
        <table:table-row table:style-name="ro1">
          <table:table-cell office:value-type="string" calcext:value-type="string">
            <text:p>30 / 7 / 2009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 / 8 / 2009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4 / 8 / 200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6 / 8 / 2009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Eu</text:p>
          </table:table-cell>
        </table:table-row>
        <table:table-row table:style-name="ro1">
          <table:table-cell office:value-type="string" calcext:value-type="string">
            <text:p>8 / 8 / 2009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11 / 8 / 2009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13 / 8 / 20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7 / 8 / 200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18 / 8 / 2009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0 / 8 / 2009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22 / 8 / 20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5 / 8 / 200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7 / 8 / 200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9 / 8 / 200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1 / 9 / 2009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Rh</text:p>
          </table:table-cell>
        </table:table-row>
        <table:table-row table:style-name="ro1">
          <table:table-cell office:value-type="string" calcext:value-type="string">
            <text:p>3 / 9 / 200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 office:value-type="string" calcext:value-type="string">
            <text:p>5 / 9 / 200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8 / 9 / 20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0 / 9 / 2009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2 / 9 / 20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15 / 9 / 2009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7 / 9 / 200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9 / 9 / 200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22 / 9 / 2009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4 / 9 / 20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6 / 9 / 200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9 / 9 / 20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1 / 10 / 200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3 / 10 / 2009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6 / 10 / 200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8 / 10 / 20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0 / 10 / 20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3 / 10 / 20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15 / 10 / 20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7 / 10 / 200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20 / 10 / 2009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2 / 10 / 2009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4 / 10 / 20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27 / 10 / 2009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29 / 10 / 2009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31 / 10 / 200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3 / 11 / 2009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5 / 11 / 2009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7 / 11 / 20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0 / 11 / 2009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2 / 11 / 2009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4 / 11 / 200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17 / 11 / 2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string" calcext:value-type="string">
            <text:p>19 / 11 / 20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21 / 11 / 2009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24 / 11 / 200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6 / 11 / 2009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28 / 11 / 20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 / 12 / 2009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3 / 12 / 200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5 / 12 / 200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9 / 12 / 20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Yb</text:p>
          </table:table-cell>
        </table:table-row>
        <table:table-row table:style-name="ro1">
          <table:table-cell office:value-type="string" calcext:value-type="string">
            <text:p>10 / 12 / 200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Yb</text:p>
          </table:table-cell>
        </table:table-row>
        <table:table-row table:style-name="ro1">
          <table:table-cell office:value-type="string" calcext:value-type="string">
            <text:p>12 / 12 / 20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15 / 12 / 20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7 / 12 / 20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9 / 12 / 20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22 / 12 / 20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4 / 12 / 20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8 / 12 / 200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9 / 12 / 20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31 / 12 / 2009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 / 1 / 20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5 / 1 / 2010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7 / 1 / 201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9 / 1 / 20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2 / 1 / 201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u</text:p>
          </table:table-cell>
        </table:table-row>
        <table:table-row table:style-name="ro1">
          <table:table-cell office:value-type="string" calcext:value-type="string">
            <text:p>14 / 1 / 201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16 / 1 / 201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9 / 1 / 2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21 / 1 / 20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23 / 1 / 201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6 / 1 / 2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28 / 1 / 2010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30 / 1 / 201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o</text:p>
          </table:table-cell>
        </table:table-row>
        <table:table-row table:style-name="ro1">
          <table:table-cell office:value-type="string" calcext:value-type="string">
            <text:p>2 / 2 / 20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4 / 2 / 20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6 / 2 / 201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9 / 2 / 201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11 / 2 / 201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3 / 2 / 20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6 / 2 / 201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8 / 2 / 20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0 / 2 / 201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23 / 2 / 2010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25 / 2 / 20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7 / 2 / 201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Yb</text:p>
          </table:table-cell>
        </table:table-row>
        <table:table-row table:style-name="ro1">
          <table:table-cell office:value-type="string" calcext:value-type="string">
            <text:p>2 / 3 / 201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4 / 3 / 2010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6 / 3 / 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9 / 3 / 201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1 / 3 / 20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13 / 3 / 20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6 / 3 / 2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8 / 3 / 201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20 / 3 / 201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23 / 3 / 201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25 / 3 / 2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7 / 3 / 2010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30 / 3 / 20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 / 4 / 20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3 / 4 / 201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6 / 4 / 20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8 / 4 / 20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10 / 4 / 2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13 / 4 / 201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5 / 4 / 201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7 / 4 / 2010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0 / 4 / 201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2 / 4 / 2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24 / 4 / 2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7 / 4 / 201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29 / 4 / 2010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3 / 5 / 201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4 / 5 / 2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6 / 5 / 201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 office:value-type="string" calcext:value-type="string">
            <text:p>8 / 5 / 201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1 / 5 / 201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3 / 5 / 201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15 / 5 / 2010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8 / 5 / 2010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20 / 5 / 201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22 / 5 / 2010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5 / 5 / 2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27 / 5 / 2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29 / 5 / 2010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 / 6 / 20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3 / 6 / 2010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Ho</text:p>
          </table:table-cell>
        </table:table-row>
        <table:table-row table:style-name="ro1">
          <table:table-cell office:value-type="string" calcext:value-type="string">
            <text:p>5 / 6 / 20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8 / 6 / 201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0 / 6 / 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2 / 6 / 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5 / 6 / 201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7 / 6 / 201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9 / 6 / 20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Sn</text:p>
          </table:table-cell>
        </table:table-row>
        <table:table-row table:style-name="ro1">
          <table:table-cell office:value-type="string" calcext:value-type="string">
            <text:p>22 / 6 / 2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4 / 6 / 2010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26 / 6 / 2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string" calcext:value-type="string">
            <text:p>29 / 6 / 20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 / 7 / 20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3 / 7 / 201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6 / 7 / 2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8 / 7 / 20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string" calcext:value-type="string">
            <text:p>10 / 7 / 20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3 / 7 / 2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5 / 7 / 201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d</text:p>
          </table:table-cell>
        </table:table-row>
        <table:table-row table:style-name="ro1">
          <table:table-cell office:value-type="string" calcext:value-type="string">
            <text:p>17 / 7 / 20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0 / 7 / 201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2 / 7 / 2010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24 / 7 / 2010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7 / 7 / 2010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9 / 7 / 2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31 / 7 / 201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3 / 8 / 20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5 / 8 / 20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7 / 8 / 20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10 / 8 / 20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12 / 8 / 201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4 / 8 / 2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7 / 8 / 201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9 / 8 / 2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21 / 8 / 201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24 / 8 / 2010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6 / 8 / 201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28 / 8 / 2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31 / 8 / 20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 / 9 / 201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4 / 9 / 201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7 / 9 / 20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9 / 9 / 20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1 / 9 / 20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14 / 9 / 2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16 / 9 / 2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8 / 9 / 201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1 / 9 / 201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3 / 9 / 2010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5 / 9 / 201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28 / 9 / 201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30 / 9 / 2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2 / 10 / 2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5 / 10 / 2010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7 / 10 / 201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9 / 10 / 201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2 / 10 / 201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string" calcext:value-type="string">
            <text:p>14 / 10 / 2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16 / 10 / 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19 / 10 / 2010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1 / 10 / 20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3 / 10 / 2010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6 / 10 / 2010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28 / 10 / 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30 / 10 / 201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Ho</text:p>
          </table:table-cell>
        </table:table-row>
        <table:table-row table:style-name="ro1">
          <table:table-cell office:value-type="string" calcext:value-type="string">
            <text:p>2 / 11 / 2010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4 / 11 / 20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6 / 11 / 201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9 / 11 / 20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11 / 11 / 201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13 / 11 / 201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16 / 11 / 201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8 / 11 / 20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0 / 11 / 2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3 / 11 / 201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5 / 11 / 2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7 / 11 / 2010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30 / 11 / 201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 / 12 / 20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4 / 12 / 2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string" calcext:value-type="string">
            <text:p>7 / 12 / 2010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9 / 12 / 2010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1 / 12 / 20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4 / 12 / 20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6 / 12 / 2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8 / 12 / 2010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1 / 12 / 20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3 / 12 / 2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27 / 12 / 201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28 / 12 / 20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30 / 12 / 2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Rh</text:p>
          </table:table-cell>
        </table:table-row>
        <table:table-row table:style-name="ro1">
          <table:table-cell office:value-type="string" calcext:value-type="string">
            <text:p>3 / 1 / 201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4 / 1 / 20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7 / 1 / 201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8 / 1 / 201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1 / 1 / 2011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13 / 1 / 201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5 / 1 / 20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8 / 1 / 201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0 / 1 / 201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2 / 1 / 2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5 / 1 / 201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Pd</text:p>
          </table:table-cell>
        </table:table-row>
        <table:table-row table:style-name="ro1">
          <table:table-cell office:value-type="string" calcext:value-type="string">
            <text:p>27 / 1 / 20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string" calcext:value-type="string">
            <text:p>29 / 1 / 2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1 / 2 / 201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3 / 2 / 201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u</text:p>
          </table:table-cell>
        </table:table-row>
        <table:table-row table:style-name="ro1">
          <table:table-cell office:value-type="string" calcext:value-type="string">
            <text:p>5 / 2 / 2011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8 / 2 / 201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0 / 2 / 20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2 / 2 / 20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15 / 2 / 2011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7 / 2 / 201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9 / 2 / 201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22 / 2 / 201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24 / 2 / 201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6 / 2 / 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1 / 3 / 2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3 / 3 / 2011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5 / 3 / 201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string" calcext:value-type="string">
            <text:p>8 / 3 / 201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0 / 3 / 20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12 / 3 / 201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5 / 3 / 2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8 / 3 / 2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19 / 3 / 201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2 / 3 / 201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24 / 3 / 20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6 / 3 / 2011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29 / 3 / 201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 office:value-type="string" calcext:value-type="string">
            <text:p>31 / 3 / 201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2 / 4 / 20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5 / 4 / 20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Yb</text:p>
          </table:table-cell>
        </table:table-row>
        <table:table-row table:style-name="ro1">
          <table:table-cell office:value-type="string" calcext:value-type="string">
            <text:p>7 / 4 / 201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 office:value-type="string" calcext:value-type="string">
            <text:p>9 / 4 / 2011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2 / 4 / 2011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4 / 4 / 2011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16 / 4 / 2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19 / 4 / 2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Ho</text:p>
          </table:table-cell>
        </table:table-row>
        <table:table-row table:style-name="ro1">
          <table:table-cell office:value-type="string" calcext:value-type="string">
            <text:p>21 / 4 / 20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23 / 4 / 2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26 / 4 / 201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8 / 4 / 2011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30 / 4 / 201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3 / 5 / 2011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5 / 5 / 201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Te</text:p>
          </table:table-cell>
        </table:table-row>
        <table:table-row table:style-name="ro1">
          <table:table-cell office:value-type="string" calcext:value-type="string">
            <text:p>7 / 5 / 201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Ho</text:p>
          </table:table-cell>
        </table:table-row>
        <table:table-row table:style-name="ro1">
          <table:table-cell office:value-type="string" calcext:value-type="string">
            <text:p>10 / 5 / 2011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2 / 5 / 20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4 / 5 / 201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7 / 5 / 201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19 / 5 / 20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21 / 5 / 20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4 / 5 / 2011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6 / 5 / 201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28 / 5 / 201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31 / 5 / 20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3 / 6 / 201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4 / 6 / 201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Ho</text:p>
          </table:table-cell>
        </table:table-row>
        <table:table-row table:style-name="ro1">
          <table:table-cell office:value-type="string" calcext:value-type="string">
            <text:p>7 / 6 / 20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9 / 6 / 201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11 / 6 / 2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string" calcext:value-type="string">
            <text:p>14 / 6 / 2011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6 / 6 / 201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8 / 6 / 201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1 / 6 / 201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3 / 6 / 2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5 / 6 / 2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28 / 6 / 20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30 / 6 / 20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Yb</text:p>
          </table:table-cell>
        </table:table-row>
        <table:table-row table:style-name="ro1">
          <table:table-cell office:value-type="string" calcext:value-type="string">
            <text:p>2 / 7 / 2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string" calcext:value-type="string">
            <text:p>5 / 7 / 201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7 / 7 / 20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9 / 7 / 2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2 / 7 / 20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14 / 7 / 201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6 / 7 / 2011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19 / 7 / 201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1 / 7 / 2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3 / 7 / 2011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6 / 7 / 2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28 / 7 / 201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30 / 7 / 2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 / 8 / 20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4 / 8 / 201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6 / 8 / 201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9 / 8 / 2011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11 / 8 / 20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13 / 8 / 201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16 / 8 / 201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string" calcext:value-type="string">
            <text:p>18 / 8 / 201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20 / 8 / 201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23 / 8 / 201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25 / 8 / 201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7 / 8 / 2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30 / 8 / 2011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string" calcext:value-type="string">
            <text:p>1 / 9 / 20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n</text:p>
          </table:table-cell>
        </table:table-row>
        <table:table-row table:style-name="ro1">
          <table:table-cell office:value-type="string" calcext:value-type="string">
            <text:p>3 / 9 / 201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6 / 9 / 201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Eu</text:p>
          </table:table-cell>
        </table:table-row>
        <table:table-row table:style-name="ro1">
          <table:table-cell office:value-type="string" calcext:value-type="string">
            <text:p>8 / 9 / 201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0 / 9 / 201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13 / 9 / 2011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5 / 9 / 2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7 / 9 / 201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20 / 9 / 20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22 / 9 / 201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24 / 9 / 201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27 / 9 / 201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29 / 9 / 2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1 / 10 / 201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4 / 10 / 20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6 / 10 / 20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u</text:p>
          </table:table-cell>
        </table:table-row>
        <table:table-row table:style-name="ro1">
          <table:table-cell office:value-type="string" calcext:value-type="string">
            <text:p>8 / 10 / 20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1 / 10 / 20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3 / 10 / 2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5 / 10 / 201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8 / 10 / 20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20 / 10 / 20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2 / 10 / 2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5 / 10 / 201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d</text:p>
          </table:table-cell>
        </table:table-row>
        <table:table-row table:style-name="ro1">
          <table:table-cell office:value-type="string" calcext:value-type="string">
            <text:p>27 / 10 / 201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29 / 10 / 20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2 / 11 / 20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3 / 11 / 201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5 / 11 / 20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8 / 11 / 20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0 / 11 / 20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12 / 11 / 2011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15 / 11 / 201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17 / 11 / 2011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9 / 11 / 201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2 / 11 / 2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24 / 11 / 201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6 / 11 / 201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9 / 11 / 201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Ho</text:p>
          </table:table-cell>
        </table:table-row>
        <table:table-row table:style-name="ro1">
          <table:table-cell office:value-type="string" calcext:value-type="string">
            <text:p>1 / 12 / 201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3 / 12 / 20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6 / 12 / 20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9 / 12 / 20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0 / 12 / 201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13 / 12 / 201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5 / 12 / 20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17 / 12 / 201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0 / 12 / 201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2 / 12 / 2011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4 / 12 / 2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7 / 12 / 2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Ag</text:p>
          </table:table-cell>
        </table:table-row>
        <table:table-row table:style-name="ro1">
          <table:table-cell office:value-type="string" calcext:value-type="string">
            <text:p>29 / 12 / 201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31 / 12 / 201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3 / 1 / 201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5 / 1 / 20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7 / 1 / 20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0 / 1 / 201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 office:value-type="string" calcext:value-type="string">
            <text:p>12 / 1 / 201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4 / 1 / 201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7 / 1 / 2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19 / 1 / 2012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1 / 1 / 2012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24 / 1 / 2012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26 / 1 / 201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8 / 1 / 201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31 / 1 / 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 / 2 / 2012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Nd</text:p>
          </table:table-cell>
        </table:table-row>
        <table:table-row table:style-name="ro1">
          <table:table-cell office:value-type="string" calcext:value-type="string">
            <text:p>4 / 2 / 20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7 / 2 / 2012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9 / 2 / 2012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1 / 2 / 20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4 / 2 / 2012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6 / 2 / 2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8 / 2 / 20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1 / 2 / 201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3 / 2 / 201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25 / 2 / 201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8 / 2 / 2012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1 / 3 / 20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3 / 3 / 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6 / 3 / 2012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8 / 3 / 20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0 / 3 / 20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3 / 3 / 201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5 / 3 / 20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7 / 3 / 2012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0 / 3 / 2012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2 / 3 / 20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4 / 3 / 20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27 / 3 / 2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29 / 3 / 20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31 / 3 / 20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3 / 4 / 20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5 / 4 / 20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7 / 4 / 2012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0 / 4 / 2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12 / 4 / 201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4 / 4 / 2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7 / 4 / 20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19 / 4 / 2012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21 / 4 / 2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4 / 4 / 2012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6 / 4 / 201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8 / 4 / 20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 / 5 / 2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3 / 5 / 20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5 / 5 / 201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8 / 5 / 201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Gd</text:p>
          </table:table-cell>
        </table:table-row>
        <table:table-row table:style-name="ro1">
          <table:table-cell office:value-type="string" calcext:value-type="string">
            <text:p>10 / 5 / 20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12 / 5 / 20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5 / 5 / 2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7 / 5 / 201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19 / 5 / 20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2 / 5 / 20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4 / 5 / 20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6 / 5 / 20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29 / 5 / 2012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31 / 5 / 2012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4 / 6 / 20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5 / 6 / 201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7 / 6 / 2012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9 / 6 / 2012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12 / 6 / 201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4 / 6 / 20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16 / 6 / 20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9 / 6 / 201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1 / 6 / 2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23 / 6 / 201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6 / 6 / 201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8 / 6 / 20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30 / 6 / 2012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3 / 7 / 201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5 / 7 / 201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7 / 7 / 201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10 / 7 / 201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12 / 7 / 2012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4 / 7 / 2012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17 / 7 / 20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string" calcext:value-type="string">
            <text:p>19 / 7 / 2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1 / 7 / 2012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4 / 7 / 201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6 / 7 / 20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28 / 7 / 2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31 / 7 / 2012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 / 8 / 201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4 / 8 / 2012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7 / 8 / 2012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9 / 8 / 201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11 / 8 / 201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14 / 8 / 201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16 / 8 / 2012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8 / 8 / 20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21 / 8 / 201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23 / 8 / 2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d</text:p>
          </table:table-cell>
        </table:table-row>
        <table:table-row table:style-name="ro1">
          <table:table-cell office:value-type="string" calcext:value-type="string">
            <text:p>25 / 8 / 20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8 / 8 / 201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30 / 8 / 2012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1 / 9 / 20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4 / 9 / 201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6 / 9 / 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Gd</text:p>
          </table:table-cell>
        </table:table-row>
        <table:table-row table:style-name="ro1">
          <table:table-cell office:value-type="string" calcext:value-type="string">
            <text:p>8 / 9 / 2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11 / 9 / 20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3 / 9 / 2012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15 / 9 / 2012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18 / 9 / 20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20 / 9 / 20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2 / 9 / 20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5 / 9 / 2012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27 / 9 / 20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9 / 9 / 20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 / 10 / 2012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4 / 10 / 2012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6 / 10 / 201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9 / 10 / 20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1 / 10 / 20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3 / 10 / 201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6 / 10 / 20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Nd</text:p>
          </table:table-cell>
        </table:table-row>
        <table:table-row table:style-name="ro1">
          <table:table-cell office:value-type="string" calcext:value-type="string">
            <text:p>18 / 10 / 20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20 / 10 / 201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3 / 10 / 2012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5 / 10 / 201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7 / 10 / 201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30 / 10 / 20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3 / 11 / 20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5 / 11 / 20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 office:value-type="string" calcext:value-type="string">
            <text:p>6 / 11 / 2012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8 / 11 / 2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0 / 11 / 20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13 / 11 / 20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5 / 11 / 2012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7 / 11 / 20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20 / 11 / 2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Yb</text:p>
          </table:table-cell>
        </table:table-row>
        <table:table-row table:style-name="ro1">
          <table:table-cell office:value-type="string" calcext:value-type="string">
            <text:p>22 / 11 / 201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4 / 11 / 2012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u</text:p>
          </table:table-cell>
        </table:table-row>
        <table:table-row table:style-name="ro1">
          <table:table-cell office:value-type="string" calcext:value-type="string">
            <text:p>27 / 11 / 2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9 / 11 / 20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Eu</text:p>
          </table:table-cell>
        </table:table-row>
        <table:table-row table:style-name="ro1">
          <table:table-cell office:value-type="string" calcext:value-type="string">
            <text:p>1 / 12 / 20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d</text:p>
          </table:table-cell>
        </table:table-row>
        <table:table-row table:style-name="ro1">
          <table:table-cell office:value-type="string" calcext:value-type="string">
            <text:p>4 / 12 / 201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6 / 12 / 201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0 / 12 / 20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11 / 12 / 20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string" calcext:value-type="string">
            <text:p>13 / 12 / 2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15 / 12 / 201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18 / 12 / 2012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0 / 12 / 20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22 / 12 / 2012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4 / 12 / 20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string" calcext:value-type="string">
            <text:p>27 / 12 / 201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9 / 12 / 2012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 / 1 / 201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3 / 1 / 2013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5 / 1 / 20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8 / 1 / 2013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10 / 1 / 20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12 / 1 / 2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5 / 1 / 2013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7 / 1 / 2013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9 / 1 / 20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22 / 1 / 201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4 / 1 / 201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26 / 1 / 201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29 / 1 / 20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31 / 1 / 2013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u</text:p>
          </table:table-cell>
        </table:table-row>
        <table:table-row table:style-name="ro1">
          <table:table-cell office:value-type="string" calcext:value-type="string">
            <text:p>2 / 2 / 2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5 / 2 / 20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7 / 2 / 2013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9 / 2 / 2013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2 / 2 / 20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14 / 2 / 2013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16 / 2 / 20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19 / 2 / 20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1 / 2 / 2013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3 / 2 / 20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26 / 2 / 201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8 / 2 / 2013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2 / 3 / 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5 / 3 / 2013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string" calcext:value-type="string">
            <text:p>7 / 3 / 2013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9 / 3 / 201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2 / 3 / 20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14 / 3 / 201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6 / 3 / 201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9 / 3 / 2013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1 / 3 / 2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23 / 3 / 2013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6 / 3 / 201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8 / 3 / 2013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30 / 3 / 2013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 / 4 / 2013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4 / 4 / 20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6 / 4 / 20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9 / 4 / 2013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1 / 4 / 20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3 / 4 / 2013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16 / 4 / 2013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8 / 4 / 201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20 / 4 / 2013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3 / 4 / 20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Eu</text:p>
          </table:table-cell>
        </table:table-row>
        <table:table-row table:style-name="ro1">
          <table:table-cell office:value-type="string" calcext:value-type="string">
            <text:p>27 / 4 / 20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29 / 4 / 2013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30 / 4 / 20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 / 5 / 201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4 / 5 / 20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7 / 5 / 201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Yb</text:p>
          </table:table-cell>
        </table:table-row>
        <table:table-row table:style-name="ro1">
          <table:table-cell office:value-type="string" calcext:value-type="string">
            <text:p>9 / 5 / 201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11 / 5 / 201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4 / 5 / 2013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6 / 5 / 20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18 / 5 / 201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1 / 5 / 20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3 / 5 / 201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 office:value-type="string" calcext:value-type="string">
            <text:p>25 / 5 / 20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8 / 5 / 2013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30 / 5 / 2013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1 / 6 / 201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4 / 6 / 20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6 / 6 / 201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8 / 6 / 20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string" calcext:value-type="string">
            <text:p>11 / 6 / 2013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Gd</text:p>
          </table:table-cell>
        </table:table-row>
        <table:table-row table:style-name="ro1">
          <table:table-cell office:value-type="string" calcext:value-type="string">
            <text:p>13 / 6 / 20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Yb</text:p>
          </table:table-cell>
        </table:table-row>
        <table:table-row table:style-name="ro1">
          <table:table-cell office:value-type="string" calcext:value-type="string">
            <text:p>15 / 6 / 201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18 / 6 / 201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0 / 6 / 201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22 / 6 / 2013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5 / 6 / 20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7 / 6 / 2013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9 / 6 / 2013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 / 7 / 20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4 / 7 / 2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6 / 7 / 2013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9 / 7 / 2013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Yb</text:p>
          </table:table-cell>
        </table:table-row>
        <table:table-row table:style-name="ro1">
          <table:table-cell office:value-type="string" calcext:value-type="string">
            <text:p>11 / 7 / 201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3 / 7 / 201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16 / 7 / 2013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8 / 7 / 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0 / 7 / 2013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23 / 7 / 20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25 / 7 / 201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27 / 7 / 2013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30 / 7 / 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 / 8 / 201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3 / 8 / 201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6 / 8 / 201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Sn</text:p>
          </table:table-cell>
        </table:table-row>
        <table:table-row table:style-name="ro1">
          <table:table-cell office:value-type="string" calcext:value-type="string">
            <text:p>8 / 8 / 2013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10 / 8 / 20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Yb</text:p>
          </table:table-cell>
        </table:table-row>
        <table:table-row table:style-name="ro1">
          <table:table-cell office:value-type="string" calcext:value-type="string">
            <text:p>13 / 8 / 20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7 / 8 / 201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9 / 8 / 20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0 / 8 / 2013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22 / 8 / 201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4 / 8 / 20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27 / 8 / 20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9 / 8 / 201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31 / 8 / 20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3 / 9 / 20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5 / 9 / 201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7 / 9 / 2013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0 / 9 / 2013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2 / 9 / 20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4 / 9 / 201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17 / 9 / 20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9 / 9 / 201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1 / 9 / 2013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4 / 9 / 20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6 / 9 / 2013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28 / 9 / 2013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 / 10 / 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3 / 10 / 20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5 / 10 / 2013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8 / 10 / 20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0 / 10 / 20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string" calcext:value-type="string">
            <text:p>12 / 10 / 201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5 / 10 / 2013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17 / 10 / 20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9 / 10 / 2013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Nd</text:p>
          </table:table-cell>
        </table:table-row>
        <table:table-row table:style-name="ro1">
          <table:table-cell office:value-type="string" calcext:value-type="string">
            <text:p>22 / 10 / 2013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24 / 10 / 20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26 / 10 / 2013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9 / 10 / 2013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31 / 10 / 201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2 / 11 / 20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5 / 11 / 2013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7 / 11 / 2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9 / 11 / 201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2 / 11 / 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4 / 11 / 201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16 / 11 / 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19 / 11 / 201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21 / 11 / 2013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 office:value-type="string" calcext:value-type="string">
            <text:p>23 / 11 / 20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6 / 11 / 201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8 / 11 / 201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30 / 11 / 201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3 / 12 / 2013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5 / 12 / 2013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7 / 12 / 2013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0 / 12 / 201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2 / 12 / 201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 office:value-type="string" calcext:value-type="string">
            <text:p>14 / 12 / 20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17 / 12 / 2013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19 / 12 / 201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1 / 12 / 2013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Fe</text:p>
          </table:table-cell>
        </table:table-row>
        <table:table-row table:style-name="ro1">
          <table:table-cell office:value-type="string" calcext:value-type="string">
            <text:p>23 / 12 / 201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24 / 12 / 201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8 / 12 / 20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31 / 12 / 2013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 / 1 / 201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4 / 1 / 201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7 / 1 / 201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9 / 1 / 201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1 / 1 / 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4 / 1 / 2014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6 / 1 / 20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Ag</text:p>
          </table:table-cell>
        </table:table-row>
        <table:table-row table:style-name="ro1">
          <table:table-cell office:value-type="string" calcext:value-type="string">
            <text:p>18 / 1 / 201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21 / 1 / 2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23 / 1 / 20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o</text:p>
          </table:table-cell>
        </table:table-row>
        <table:table-row table:style-name="ro1">
          <table:table-cell office:value-type="string" calcext:value-type="string">
            <text:p>25 / 1 / 2014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8 / 1 / 20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o</text:p>
          </table:table-cell>
        </table:table-row>
        <table:table-row table:style-name="ro1">
          <table:table-cell office:value-type="string" calcext:value-type="string">
            <text:p>30 / 1 / 20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 / 2 / 20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4 / 2 / 20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6 / 2 / 20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8 / 2 / 201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11 / 2 / 2014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Ho</text:p>
          </table:table-cell>
        </table:table-row>
        <table:table-row table:style-name="ro1">
          <table:table-cell office:value-type="string" calcext:value-type="string">
            <text:p>13 / 2 / 20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15 / 2 / 2014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18 / 2 / 201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0 / 2 / 201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22 / 2 / 2014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5 / 2 / 201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7 / 2 / 201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 / 3 / 20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4 / 3 / 2014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6 / 3 / 201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8 / 3 / 2014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1 / 3 / 201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3 / 3 / 201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15 / 3 / 20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string" calcext:value-type="string">
            <text:p>18 / 3 / 2014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20 / 3 / 201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22 / 3 / 201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5 / 3 / 2014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27 / 3 / 201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9 / 3 / 2014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 / 4 / 20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3 / 4 / 2014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5 / 4 / 20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8 / 4 / 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0 / 4 / 2014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12 / 4 / 201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5 / 4 / 20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17 / 4 / 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9 / 4 / 2014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2 / 4 / 201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24 / 4 / 2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6 / 4 / 20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9 / 4 / 2014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3 / 5 / 201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5 / 5 / 2014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6 / 5 / 20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8 / 5 / 2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10 / 5 / 201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3 / 5 / 20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15 / 5 / 201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Ho</text:p>
          </table:table-cell>
        </table:table-row>
        <table:table-row table:style-name="ro1">
          <table:table-cell office:value-type="string" calcext:value-type="string">
            <text:p>17 / 5 / 2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0 / 5 / 201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22 / 5 / 201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24 / 5 / 20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7 / 5 / 2014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29 / 5 / 2014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31 / 5 / 20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3 / 6 / 20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5 / 6 / 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7 / 6 / 2014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u</text:p>
          </table:table-cell>
        </table:table-row>
        <table:table-row table:style-name="ro1">
          <table:table-cell office:value-type="string" calcext:value-type="string">
            <text:p>10 / 6 / 2014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12 / 6 / 201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14 / 6 / 20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17 / 6 / 2014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9 / 6 / 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1 / 6 / 201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4 / 6 / 20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6 / 6 / 201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8 / 6 / 2014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 / 7 / 2014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3 / 7 / 20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Eu</text:p>
          </table:table-cell>
        </table:table-row>
        <table:table-row table:style-name="ro1">
          <table:table-cell office:value-type="string" calcext:value-type="string">
            <text:p>5 / 7 / 201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8 / 7 / 2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0 / 7 / 20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2 / 7 / 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15 / 7 / 2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Zr</text:p>
          </table:table-cell>
        </table:table-row>
        <table:table-row table:style-name="ro1">
          <table:table-cell office:value-type="string" calcext:value-type="string">
            <text:p>17 / 7 / 2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19 / 7 / 2014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2 / 7 / 20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24 / 7 / 2014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6 / 7 / 20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29 / 7 / 2014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31 / 7 / 201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 / 8 / 2014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5 / 8 / 2014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7 / 8 / 201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9 / 8 / 20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12 / 8 / 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4 / 8 / 2014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16 / 8 / 2014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19 / 8 / 201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21 / 8 / 2014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23 / 8 / 20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26 / 8 / 20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28 / 8 / 2014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30 / 8 / 201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2 / 9 / 2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Kr</text:p>
          </table:table-cell>
        </table:table-row>
        <table:table-row table:style-name="ro1">
          <table:table-cell office:value-type="string" calcext:value-type="string">
            <text:p>4 / 9 / 2014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6 / 9 / 201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9 / 9 / 2014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11 / 9 / 201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13 / 9 / 20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6 / 9 / 20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Te</text:p>
          </table:table-cell>
        </table:table-row>
        <table:table-row table:style-name="ro1">
          <table:table-cell office:value-type="string" calcext:value-type="string">
            <text:p>18 / 9 / 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20 / 9 / 201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23 / 9 / 2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5 / 9 / 2014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7 / 9 / 20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30 / 9 / 2014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2 / 10 / 20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4 / 10 / 2014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7 / 10 / 20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9 / 10 / 2014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1 / 10 / 2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4 / 10 / 201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16 / 10 / 2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18 / 10 / 201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21 / 10 / 2014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string" calcext:value-type="string">
            <text:p>23 / 10 / 20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Gd</text:p>
          </table:table-cell>
        </table:table-row>
        <table:table-row table:style-name="ro1">
          <table:table-cell office:value-type="string" calcext:value-type="string">
            <text:p>25 / 10 / 201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8 / 10 / 201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string" calcext:value-type="string">
            <text:p>30 / 10 / 2014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3 / 11 / 20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4 / 11 / 201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6 / 11 / 201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8 / 11 / 2014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1 / 11 / 201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Gd</text:p>
          </table:table-cell>
        </table:table-row>
        <table:table-row table:style-name="ro1">
          <table:table-cell office:value-type="string" calcext:value-type="string">
            <text:p>13 / 11 / 2014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15 / 11 / 2014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18 / 11 / 2014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0 / 11 / 2014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22 / 11 / 2014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5 / 11 / 2014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7 / 11 / 201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Yb</text:p>
          </table:table-cell>
        </table:table-row>
        <table:table-row table:style-name="ro1">
          <table:table-cell office:value-type="string" calcext:value-type="string">
            <text:p>29 / 11 / 20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2 / 12 / 20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4 / 12 / 20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6 / 12 / 201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9 / 12 / 2014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Eu</text:p>
          </table:table-cell>
        </table:table-row>
        <table:table-row table:style-name="ro1">
          <table:table-cell office:value-type="string" calcext:value-type="string">
            <text:p>11 / 12 / 201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13 / 12 / 2014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Yb</text:p>
          </table:table-cell>
        </table:table-row>
        <table:table-row table:style-name="ro1">
          <table:table-cell office:value-type="string" calcext:value-type="string">
            <text:p>16 / 12 / 201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8 / 12 / 201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0 / 12 / 20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23 / 12 / 2014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4 / 12 / 201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7 / 12 / 201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30 / 12 / 2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3 / 1 / 201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5 / 1 / 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7 / 1 / 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Pd</text:p>
          </table:table-cell>
        </table:table-row>
        <table:table-row table:style-name="ro1">
          <table:table-cell office:value-type="string" calcext:value-type="string">
            <text:p>8 / 1 / 20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0 / 1 / 2015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3 / 1 / 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5 / 1 / 2015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string" calcext:value-type="string">
            <text:p>17 / 1 / 201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20 / 1 / 2015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2 / 1 / 20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4 / 1 / 2015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7 / 1 / 20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29 / 1 / 2015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31 / 1 / 20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3 / 2 / 2015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5 / 2 / 20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7 / 2 / 2015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0 / 2 / 2015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12 / 2 / 201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4 / 2 / 201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17 / 2 / 201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 office:value-type="string" calcext:value-type="string">
            <text:p>19 / 2 / 201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21 / 2 / 20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4 / 2 / 20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26 / 2 / 2015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8 / 2 / 20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3 / 3 / 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5 / 3 / 2015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7 / 3 / 2015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0 / 3 / 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2 / 3 / 20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4 / 3 / 2015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7 / 3 / 20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19 / 3 / 20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1 / 3 / 201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24 / 3 / 20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6 / 3 / 20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28 / 3 / 20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31 / 3 / 201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2 / 4 / 20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4 / 4 / 20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7 / 4 / 201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9 / 4 / 20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11 / 4 / 2015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4 / 4 / 2015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6 / 4 / 2015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8 / 4 / 20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1 / 4 / 201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23 / 4 / 20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27 / 4 / 20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8 / 4 / 20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30 / 4 / 201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2 / 5 / 20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5 / 5 / 20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7 / 5 / 2015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9 / 5 / 201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12 / 5 / 20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4 / 5 / 201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16 / 5 / 201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19 / 5 / 20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o</text:p>
          </table:table-cell>
        </table:table-row>
        <table:table-row table:style-name="ro1">
          <table:table-cell office:value-type="string" calcext:value-type="string">
            <text:p>21 / 5 / 2015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3 / 5 / 201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26 / 5 / 20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28 / 5 / 20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30 / 5 / 201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3 / 6 / 201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4 / 6 / 201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6 / 6 / 20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9 / 6 / 201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1 / 6 / 2015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13 / 6 / 201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16 / 6 / 20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8 / 6 / 201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0 / 6 / 20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3 / 6 / 201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25 / 6 / 201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7 / 6 / 2015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string" calcext:value-type="string">
            <text:p>30 / 6 / 201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2 / 7 / 20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4 / 7 / 20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 office:value-type="string" calcext:value-type="string">
            <text:p>7 / 7 / 201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9 / 7 / 20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1 / 7 / 20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14 / 7 / 2015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6 / 7 / 2015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8 / 7 / 2015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21 / 7 / 20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23 / 7 / 20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25 / 7 / 2015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28 / 7 / 201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30 / 7 / 201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string" calcext:value-type="string">
            <text:p>1 / 8 / 2015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4 / 8 / 201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6 / 8 / 2015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8 / 8 / 201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11 / 8 / 2015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3 / 8 / 201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17 / 8 / 20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18 / 8 / 201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0 / 8 / 201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22 / 8 / 20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25 / 8 / 201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7 / 8 / 2015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29 / 8 / 20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1 / 9 / 201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3 / 9 / 201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5 / 9 / 2015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8 / 9 / 201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0 / 9 / 20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2 / 9 / 20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15 / 9 / 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17 / 9 / 20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19 / 9 / 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d</text:p>
          </table:table-cell>
        </table:table-row>
        <table:table-row table:style-name="ro1">
          <table:table-cell office:value-type="string" calcext:value-type="string">
            <text:p>22 / 9 / 20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4 / 9 / 20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26 / 9 / 20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9 / 9 / 2015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1 / 10 / 2015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3 / 10 / 2015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string" calcext:value-type="string">
            <text:p>6 / 10 / 20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8 / 10 / 201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0 / 10 / 2015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3 / 10 / 2015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5 / 10 / 20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Zr</text:p>
          </table:table-cell>
        </table:table-row>
        <table:table-row table:style-name="ro1">
          <table:table-cell office:value-type="string" calcext:value-type="string">
            <text:p>17 / 10 / 201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20 / 10 / 201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2 / 10 / 20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4 / 10 / 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7 / 10 / 201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29 / 10 / 201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31 / 10 / 20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3 / 11 / 2015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5 / 11 / 2015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7 / 11 / 2015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Xe</text:p>
          </table:table-cell>
        </table:table-row>
        <table:table-row table:style-name="ro1">
          <table:table-cell office:value-type="string" calcext:value-type="string">
            <text:p>10 / 11 / 20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12 / 11 / 201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4 / 11 / 201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7 / 11 / 2015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19 / 11 / 201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1 / 11 / 201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24 / 11 / 2015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26 / 11 / 2015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8 / 11 / 201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 / 12 / 201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3 / 12 / 2015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5 / 12 / 20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9 / 12 / 2015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0 / 12 / 20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2 / 12 / 201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 office:value-type="string" calcext:value-type="string">
            <text:p>15 / 12 / 20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7 / 12 / 20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9 / 12 / 20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22 / 12 / 201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24 / 12 / 20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Eu</text:p>
          </table:table-cell>
        </table:table-row>
        <table:table-row table:style-name="ro1">
          <table:table-cell office:value-type="string" calcext:value-type="string">
            <text:p>28 / 12 / 20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9 / 12 / 201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31 / 12 / 201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 / 1 / 20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5 / 1 / 20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7 / 1 / 201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9 / 1 / 201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12 / 1 / 20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14 / 1 / 20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6 / 1 / 20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9 / 1 / 201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 office:value-type="string" calcext:value-type="string">
            <text:p>21 / 1 / 2016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3 / 1 / 2016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26 / 1 / 2016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8 / 1 / 2016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30 / 1 / 201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 / 2 / 201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4 / 2 / 20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6 / 2 / 201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9 / 2 / 20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11 / 2 / 2016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13 / 2 / 2016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16 / 2 / 2016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Zr</text:p>
          </table:table-cell>
        </table:table-row>
        <table:table-row table:style-name="ro1">
          <table:table-cell office:value-type="string" calcext:value-type="string">
            <text:p>18 / 2 / 2016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0 / 2 / 2016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3 / 2 / 2016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5 / 2 / 201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7 / 2 / 201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 / 3 / 201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string" calcext:value-type="string">
            <text:p>3 / 3 / 201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5 / 3 / 20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8 / 3 / 201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0 / 3 / 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12 / 3 / 2016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15 / 3 / 2016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17 / 3 / 20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9 / 3 / 2016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22 / 3 / 2016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24 / 3 / 201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6 / 3 / 2016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9 / 3 / 2016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31 / 3 / 2016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 / 4 / 2016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5 / 4 / 2016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7 / 4 / 2016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9 / 4 / 2016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12 / 4 / 201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4 / 4 / 20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6 / 4 / 201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9 / 4 / 201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1 / 4 / 20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23 / 4 / 201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26 / 4 / 2016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8 / 4 / 201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u</text:p>
          </table:table-cell>
        </table:table-row>
        <table:table-row table:style-name="ro1">
          <table:table-cell office:value-type="string" calcext:value-type="string">
            <text:p>30 / 4 / 2016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3 / 5 / 201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5 / 5 / 20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7 / 5 / 20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0 / 5 / 2016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 office:value-type="string" calcext:value-type="string">
            <text:p>12 / 5 / 201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4 / 5 / 20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17 / 5 / 20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19 / 5 / 201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21 / 5 / 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24 / 5 / 201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6 / 5 / 20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8 / 5 / 20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string" calcext:value-type="string">
            <text:p>31 / 5 / 201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4 / 6 / 201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6 / 6 / 20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7 / 6 / 2016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Yb</text:p>
          </table:table-cell>
        </table:table-row>
        <table:table-row table:style-name="ro1">
          <table:table-cell office:value-type="string" calcext:value-type="string">
            <text:p>9 / 6 / 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1 / 6 / 2016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14 / 6 / 2016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6 / 6 / 2016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18 / 6 / 2016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Eu</text:p>
          </table:table-cell>
        </table:table-row>
        <table:table-row table:style-name="ro1">
          <table:table-cell office:value-type="string" calcext:value-type="string">
            <text:p>21 / 6 / 2016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3 / 6 / 2016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5 / 6 / 20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8 / 6 / 20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30 / 6 / 2016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string" calcext:value-type="string">
            <text:p>2 / 7 / 201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5 / 7 / 2016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7 / 7 / 20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9 / 7 / 2016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12 / 7 / 20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4 / 7 / 2016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16 / 7 / 201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19 / 7 / 2016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e</text:p>
          </table:table-cell>
        </table:table-row>
        <table:table-row table:style-name="ro1">
          <table:table-cell office:value-type="string" calcext:value-type="string">
            <text:p>21 / 7 / 201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3 / 7 / 20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6 / 7 / 2016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28 / 7 / 2016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30 / 7 / 201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 / 8 / 201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4 / 8 / 2016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6 / 8 / 201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9 / 8 / 2016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1 / 8 / 2016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3 / 8 / 2016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6 / 8 / 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18 / 8 / 201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20 / 8 / 201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23 / 8 / 2016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25 / 8 / 2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string" calcext:value-type="string">
            <text:p>27 / 8 / 20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30 / 8 / 20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 / 9 / 2016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3 / 9 / 2016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6 / 9 / 20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8 / 9 / 20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10 / 9 / 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13 / 9 / 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5 / 9 / 201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7 / 9 / 2016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0 / 9 / 2016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22 / 9 / 2016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24 / 9 / 20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27 / 9 / 2016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9 / 9 / 20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Yb</text:p>
          </table:table-cell>
        </table:table-row>
        <table:table-row table:style-name="ro1">
          <table:table-cell office:value-type="string" calcext:value-type="string">
            <text:p>1 / 10 / 2016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4 / 10 / 2016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6 / 10 / 2016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8 / 10 / 2016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1 / 10 / 20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13 / 10 / 2016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15 / 10 / 2016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8 / 10 / 2016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0 / 10 / 2016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2 / 10 / 20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25 / 10 / 2016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7 / 10 / 20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29 / 10 / 20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31 / 10 / 20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3 / 11 / 2016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5 / 11 / 2016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8 / 11 / 2016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0 / 11 / 201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2 / 11 / 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5 / 11 / 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7 / 11 / 2016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19 / 11 / 2016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22 / 11 / 201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4 / 11 / 20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26 / 11 / 2016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29 / 11 / 20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1 / 12 / 20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3 / 12 / 2016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6 / 12 / 2016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10 / 12 / 2016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2 / 12 / 20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3 / 12 / 2016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15 / 12 / 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7 / 12 / 20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Rh</text:p>
          </table:table-cell>
        </table:table-row>
        <table:table-row table:style-name="ro1">
          <table:table-cell office:value-type="string" calcext:value-type="string">
            <text:p>20 / 12 / 201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22 / 12 / 201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4 / 12 / 20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7 / 12 / 201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Gd</text:p>
          </table:table-cell>
        </table:table-row>
        <table:table-row table:style-name="ro1">
          <table:table-cell office:value-type="string" calcext:value-type="string">
            <text:p>29 / 12 / 2016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31 / 12 / 2016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3 / 1 / 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5 / 1 / 20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7 / 1 / 2017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0 / 1 / 20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2 / 1 / 201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14 / 1 / 2017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7 / 1 / 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9 / 1 / 2017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1 / 1 / 20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24 / 1 / 201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6 / 1 / 2017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28 / 1 / 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31 / 1 / 201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2 / 2 / 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 office:value-type="string" calcext:value-type="string">
            <text:p>4 / 2 / 201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7 / 2 / 2017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9 / 2 / 201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11 / 2 / 20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4 / 2 / 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16 / 2 / 201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18 / 2 / 20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1 / 2 / 2017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3 / 2 / 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5 / 2 / 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8 / 2 / 201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2 / 3 / 201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4 / 3 / 2017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7 / 3 / 201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9 / 3 / 2017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11 / 3 / 20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14 / 3 / 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16 / 3 / 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8 / 3 / 201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21 / 3 / 2017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3 / 3 / 2017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5 / 3 / 20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8 / 3 / 20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30 / 3 / 20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1 / 4 / 201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4 / 4 / 20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6 / 4 / 20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8 / 4 / 2017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1 / 4 / 20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3 / 4 / 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5 / 4 / 20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18 / 4 / 201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0 / 4 / 20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2 / 4 / 20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4 / 4 / 201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7 / 4 / 201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29 / 4 / 201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2 / 5 / 2017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4 / 5 / 20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6 / 5 / 20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9 / 5 / 20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11 / 5 / 201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3 / 5 / 2017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16 / 5 / 2017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8 / 5 / 20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0 / 5 / 20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23 / 5 / 20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25 / 5 / 20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27 / 5 / 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30 / 5 / 2017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Yb</text:p>
          </table:table-cell>
        </table:table-row>
        <table:table-row table:style-name="ro1">
          <table:table-cell office:value-type="string" calcext:value-type="string">
            <text:p>1 / 6 / 20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3 / 6 / 2017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6 / 6 / 20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Yb</text:p>
          </table:table-cell>
        </table:table-row>
        <table:table-row table:style-name="ro1">
          <table:table-cell office:value-type="string" calcext:value-type="string">
            <text:p>8 / 6 / 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10 / 6 / 201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13 / 6 / 2017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5 / 6 / 20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7 / 6 / 2017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20 / 6 / 2017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2 / 6 / 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24 / 6 / 2017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27 / 6 / 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9 / 6 / 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1 / 7 / 20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4 / 7 / 2017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6 / 7 / 2017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8 / 7 / 20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11 / 7 / 20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3 / 7 / 2017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15 / 7 / 2017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8 / 7 / 2017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0 / 7 / 2017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22 / 7 / 20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5 / 7 / 2017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27 / 7 / 20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29 / 7 / 20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 / 8 / 20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3 / 8 / 201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5 / 8 / 201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8 / 8 / 2017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 office:value-type="string" calcext:value-type="string">
            <text:p>10 / 8 / 20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12 / 8 / 20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Ho</text:p>
          </table:table-cell>
        </table:table-row>
        <table:table-row table:style-name="ro1">
          <table:table-cell office:value-type="string" calcext:value-type="string">
            <text:p>14 / 8 / 201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7 / 8 / 2017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9 / 8 / 201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Nd</text:p>
          </table:table-cell>
        </table:table-row>
        <table:table-row table:style-name="ro1">
          <table:table-cell office:value-type="string" calcext:value-type="string">
            <text:p>22 / 8 / 201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4 / 8 / 2017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6 / 8 / 2017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29 / 8 / 2017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31 / 8 / 20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 / 9 / 2017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5 / 9 / 20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7 / 9 / 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9 / 9 / 2017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2 / 9 / 20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14 / 9 / 201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16 / 9 / 2017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9 / 9 / 2017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21 / 9 / 201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23 / 9 / 201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6 / 9 / 201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Nd</text:p>
          </table:table-cell>
        </table:table-row>
        <table:table-row table:style-name="ro1">
          <table:table-cell office:value-type="string" calcext:value-type="string">
            <text:p>28 / 9 / 20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30 / 9 / 20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3 / 10 / 20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5 / 10 / 201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7 / 10 / 201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0 / 10 / 2017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12 / 10 / 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14 / 10 / 2017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7 / 10 / 20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19 / 10 / 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21 / 10 / 2017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4 / 10 / 20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26 / 10 / 201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28 / 10 / 20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31 / 10 / 201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 / 11 / 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4 / 11 / 20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7 / 11 / 2017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9 / 11 / 201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string" calcext:value-type="string">
            <text:p>11 / 11 / 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14 / 11 / 20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16 / 11 / 2017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18 / 11 / 20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1 / 11 / 2017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23 / 11 / 201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d</text:p>
          </table:table-cell>
        </table:table-row>
        <table:table-row table:style-name="ro1">
          <table:table-cell office:value-type="string" calcext:value-type="string">
            <text:p>25 / 11 / 20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28 / 11 / 2017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30 / 11 / 20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Eu</text:p>
          </table:table-cell>
        </table:table-row>
        <table:table-row table:style-name="ro1">
          <table:table-cell office:value-type="string" calcext:value-type="string">
            <text:p>2 / 12 / 2017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5 / 12 / 20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7 / 12 / 201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9 / 12 / 2017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12 / 12 / 2017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14 / 12 / 2017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16 / 12 / 20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18 / 12 / 2017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9 / 12 / 2017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1 / 12 / 2017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3 / 12 / 2017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8 / 12 / 20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30 / 12 / 20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2 / 1 / 20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4 / 1 / 20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8 / 1 / 201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Gd</text:p>
          </table:table-cell>
        </table:table-row>
        <table:table-row table:style-name="ro1">
          <table:table-cell office:value-type="string" calcext:value-type="string">
            <text:p>9 / 1 / 201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1 / 1 / 20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13 / 1 / 2018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16 / 1 / 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18 / 1 / 2018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0 / 1 / 2018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23 / 1 / 2018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25 / 1 / 201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27 / 1 / 20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30 / 1 / 2018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 / 2 / 201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3 / 2 / 20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6 / 2 / 2018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8 / 2 / 2018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0 / 2 / 20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3 / 2 / 20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15 / 2 / 20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17 / 2 / 20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0 / 2 / 2018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22 / 2 / 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4 / 2 / 201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27 / 2 / 2018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 / 3 / 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3 / 3 / 2018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6 / 3 / 2018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8 / 3 / 2018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0 / 3 / 20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3 / 3 / 201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5 / 3 / 2018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17 / 3 / 20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0 / 3 / 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22 / 3 / 201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24 / 3 / 2018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7 / 3 / 201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29 / 3 / 20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31 / 3 / 20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3 / 4 / 2018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5 / 4 / 20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7 / 4 / 20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0 / 4 / 2018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12 / 4 / 201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Xe</text:p>
          </table:table-cell>
        </table:table-row>
        <table:table-row table:style-name="ro1">
          <table:table-cell office:value-type="string" calcext:value-type="string">
            <text:p>14 / 4 / 20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17 / 4 / 2018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19 / 4 / 20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21 / 4 / 20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4 / 4 / 2018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6 / 4 / 2018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28 / 4 / 2018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30 / 4 / 20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3 / 5 / 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5 / 5 / 20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8 / 5 / 2018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10 / 5 / 2018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2 / 5 / 2018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15 / 5 / 20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17 / 5 / 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19 / 5 / 2018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2 / 5 / 2018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24 / 5 / 20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6 / 5 / 201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9 / 5 / 201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31 / 5 / 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4 / 6 / 2018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5 / 6 / 20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7 / 6 / 20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9 / 6 / 201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2 / 6 / 20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n</text:p>
          </table:table-cell>
        </table:table-row>
        <table:table-row table:style-name="ro1">
          <table:table-cell office:value-type="string" calcext:value-type="string">
            <text:p>14 / 6 / 20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6 / 6 / 2018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19 / 6 / 20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21 / 6 / 20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23 / 6 / 2018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Yb</text:p>
          </table:table-cell>
        </table:table-row>
        <table:table-row table:style-name="ro1">
          <table:table-cell office:value-type="string" calcext:value-type="string">
            <text:p>26 / 6 / 2018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8 / 6 / 2018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30 / 6 / 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Xe</text:p>
          </table:table-cell>
        </table:table-row>
        <table:table-row table:style-name="ro1">
          <table:table-cell office:value-type="string" calcext:value-type="string">
            <text:p>3 / 7 / 2018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5 / 7 / 20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7 / 7 / 20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10 / 7 / 2018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2 / 7 / 20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4 / 7 / 2018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17 / 7 / 2018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19 / 7 / 20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21 / 7 / 2018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o</text:p>
          </table:table-cell>
        </table:table-row>
        <table:table-row table:style-name="ro1">
          <table:table-cell office:value-type="string" calcext:value-type="string">
            <text:p>24 / 7 / 20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6 / 7 / 2018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28 / 7 / 201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31 / 7 / 201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 / 8 / 20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4 / 8 / 201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7 / 8 / 20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 office:value-type="string" calcext:value-type="string">
            <text:p>9 / 8 / 2018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1 / 8 / 201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4 / 8 / 2018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6 / 8 / 2018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Sn</text:p>
          </table:table-cell>
        </table:table-row>
        <table:table-row table:style-name="ro1">
          <table:table-cell office:value-type="string" calcext:value-type="string">
            <text:p>18 / 8 / 20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1 / 8 / 2018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3 / 8 / 201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25 / 8 / 2018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8 / 8 / 20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30 / 8 / 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1 / 9 / 20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4 / 9 / 201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6 / 9 / 2018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8 / 9 / 20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1 / 9 / 2018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3 / 9 / 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15 / 9 / 20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8 / 9 / 2018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string" calcext:value-type="string">
            <text:p>20 / 9 / 201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22 / 9 / 2018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5 / 9 / 2018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7 / 9 / 2018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29 / 9 / 201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 / 10 / 20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4 / 10 / 201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6 / 10 / 2018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9 / 10 / 201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1 / 10 / 201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13 / 10 / 201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16 / 10 / 201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18 / 10 / 20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0 / 10 / 2018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3 / 10 / 20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5 / 10 / 201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7 / 10 / 20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30 / 10 / 2018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3 / 11 / 201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5 / 11 / 201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n</text:p>
          </table:table-cell>
        </table:table-row>
        <table:table-row table:style-name="ro1">
          <table:table-cell office:value-type="string" calcext:value-type="string">
            <text:p>6 / 11 / 2018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8 / 11 / 20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10 / 11 / 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3 / 11 / 20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n</text:p>
          </table:table-cell>
        </table:table-row>
        <table:table-row table:style-name="ro1">
          <table:table-cell office:value-type="string" calcext:value-type="string">
            <text:p>15 / 11 / 20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 office:value-type="string" calcext:value-type="string">
            <text:p>17 / 11 / 20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0 / 11 / 20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22 / 11 / 201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24 / 11 / 2018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27 / 11 / 20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9 / 11 / 20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1 / 12 / 20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4 / 12 / 20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6 / 12 / 201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10 / 12 / 20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1 / 12 / 20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3 / 12 / 20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string" calcext:value-type="string">
            <text:p>15 / 12 / 20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18 / 12 / 20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0 / 12 / 20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2 / 12 / 2018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4 / 12 / 2018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7 / 12 / 2018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9 / 12 / 2018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3 / 1 / 20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Yb</text:p>
          </table:table-cell>
        </table:table-row>
        <table:table-row table:style-name="ro1">
          <table:table-cell office:value-type="string" calcext:value-type="string">
            <text:p>5 / 1 / 2019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7 / 1 / 20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8 / 1 / 201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0 / 1 / 2019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2 / 1 / 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5 / 1 / 201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7 / 1 / 2019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9 / 1 / 20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22 / 1 / 20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4 / 1 / 20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6 / 1 / 2019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9 / 1 / 20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31 / 1 / 201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2 / 2 / 2019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5 / 2 / 20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7 / 2 /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9 / 2 / 20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2 / 2 / 201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4 / 2 / 201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6 / 2 / 20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19 / 2 / 201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Yb</text:p>
          </table:table-cell>
        </table:table-row>
        <table:table-row table:style-name="ro1">
          <table:table-cell office:value-type="string" calcext:value-type="string">
            <text:p>21 / 2 / 20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3 / 2 / 20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6 / 2 / 201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28 / 2 / 2019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 / 3 / 201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5 / 3 / 20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7 / 3 / 201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9 / 3 /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2 / 3 / 201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4 / 3 / 2019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6 / 3 / 201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9 / 3 / 2019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1 / 3 / 2019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3 / 3 / 2019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6 / 3 / 201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28 / 3 / 2019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30 / 3 / 20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string" calcext:value-type="string">
            <text:p>2 / 4 / 201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d</text:p>
          </table:table-cell>
        </table:table-row>
        <table:table-row table:style-name="ro1">
          <table:table-cell office:value-type="string" calcext:value-type="string">
            <text:p>4 / 4 / 20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Yb</text:p>
          </table:table-cell>
        </table:table-row>
        <table:table-row table:style-name="ro1">
          <table:table-cell office:value-type="string" calcext:value-type="string">
            <text:p>6 / 4 / 2019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9 / 4 / 20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11 / 4 / 20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3 / 4 / 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16 / 4 / 201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8 / 4 / 20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0 / 4 / 20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3 / 4 / 201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7 / 4 / 20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29 / 4 / 201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30 / 4 / 201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2 / 5 / 20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4 / 5 / 201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7 / 5 / 20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9 / 5 / 20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11 / 5 /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14 / 5 / 2019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6 / 5 / 20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8 / 5 / 201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21 / 5 / 201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3 / 5 / 2019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5 / 5 / 201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28 / 5 / 201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30 / 5 / 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1 / 6 / 2019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4 / 6 / 201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6 / 6 / 2019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8 / 6 / 201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11 / 6 / 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13 / 6 / 20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15 / 6 / 201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18 / 6 / 201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0 / 6 / 2019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22 / 6 / 2019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25 / 6 / 201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7 / 6 / 201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9 / 6 / 20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 / 7 / 201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Ho</text:p>
          </table:table-cell>
        </table:table-row>
        <table:table-row table:style-name="ro1">
          <table:table-cell office:value-type="string" calcext:value-type="string">
            <text:p>4 / 7 / 2019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6 / 7 / 20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9 / 7 / 20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11 / 7 / 201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3 / 7 / 20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6 / 7 / 2019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8 / 7 / 2019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20 / 7 / 2019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23 / 7 / 201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5 / 7 / 20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27 / 7 / 201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30 / 7 / 20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 / 8 / 201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3 / 8 / 20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 office:value-type="string" calcext:value-type="string">
            <text:p>6 / 8 / 201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8 / 8 / 20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0 / 8 / 20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13 / 8 / 20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17 / 8 / 201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d</text:p>
          </table:table-cell>
        </table:table-row>
        <table:table-row table:style-name="ro1">
          <table:table-cell office:value-type="string" calcext:value-type="string">
            <text:p>19 / 8 / 2019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20 / 8 / 201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2 / 8 / 20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Ho</text:p>
          </table:table-cell>
        </table:table-row>
        <table:table-row table:style-name="ro1">
          <table:table-cell office:value-type="string" calcext:value-type="string">
            <text:p>24 / 8 / 201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7 / 8 / 201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29 / 8 / 2019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31 / 8 / 201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3 / 9 / 201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5 / 9 / 20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Xe</text:p>
          </table:table-cell>
        </table:table-row>
        <table:table-row table:style-name="ro1">
          <table:table-cell office:value-type="string" calcext:value-type="string">
            <text:p>7 / 9 /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0 / 9 / 201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2 / 9 / 2019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4 / 9 / 20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17 / 9 /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19 / 9 / 2019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21 / 9 / 201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24 / 9 / 20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6 / 9 / 2019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8 / 9 / 2019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1 / 10 / 20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3 / 10 / 201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5 / 10 / 201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8 / 10 / 2019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0 / 10 /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12 / 10 / 20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5 / 10 / 20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17 / 10 / 20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19 / 10 / 201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2 / 10 /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4 / 10 / 201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6 / 10 / 201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29 / 10 / 2019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31 / 10 / 2019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2 / 11 / 20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5 / 11 / 2019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7 / 11 / 201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9 / 11 / 20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2 / 11 / 201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14 / 11 / 201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6 / 11 / 20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9 / 11 / 201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1 / 11 / 201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Nd</text:p>
          </table:table-cell>
        </table:table-row>
        <table:table-row table:style-name="ro1">
          <table:table-cell office:value-type="string" calcext:value-type="string">
            <text:p>23 / 11 / 2019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6 / 11 / 2019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8 / 11 / 20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30 / 11 / 2019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3 / 12 / 201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5 / 12 / 2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7 / 12 / 20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10 / 12 / 20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12 / 12 / 20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14 / 12 / 201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7 / 12 / 201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9 / 12 / 20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21 / 12 /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3 / 12 / 2019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4 / 12 / 2019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8 / 12 / 20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31 / 12 / 20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2 / 1 / 2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4 / 1 / 202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7 / 1 / 202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9 / 1 / 2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11 / 1 / 202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4 / 1 / 20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6 / 1 / 2020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8 / 1 / 202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1 / 1 / 20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23 / 1 / 202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5 / 1 / 20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8 / 1 / 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30 / 1 / 20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 / 2 / 2020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4 / 2 / 2020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6 / 2 / 20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8 / 2 / 202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1 / 2 / 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3 / 2 / 202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5 / 2 / 202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8 / 2 / 202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0 / 2 / 202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2 / 2 / 20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25 / 2 / 202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27 / 2 / 2020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9 / 2 / 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3 / 3 / 2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Gd</text:p>
          </table:table-cell>
        </table:table-row>
        <table:table-row table:style-name="ro1">
          <table:table-cell office:value-type="string" calcext:value-type="string">
            <text:p>5 / 3 / 202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7 / 3 / 20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0 / 3 / 20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12 / 3 / 202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4 / 3 / 20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17 / 3 / 2020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19 / 3 / 20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Sn</text:p>
          </table:table-cell>
        </table:table-row>
        <table:table-row table:style-name="ro1">
          <table:table-cell office:value-type="string" calcext:value-type="string">
            <text:p>21 / 3 / 2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5 / 5 / 2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7 / 5 / 2020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9 / 5 / 202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12 / 5 / 2020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4 / 5 / 2020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16 / 5 / 202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9 / 5 / 202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1 / 5 / 20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3 / 5 / 2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6 / 5 / 202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28 / 5 / 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30 / 5 / 20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1 / 6 / 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4 / 6 / 2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6 / 6 / 202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9 / 6 / 20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1 / 6 / 20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13 / 6 / 202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16 / 6 / 20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18 / 6 / 202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20 / 6 / 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3 / 6 / 2020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25 / 6 / 202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7 / 6 / 202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30 / 6 / 20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 / 7 / 2020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4 / 7 / 202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7 / 7 / 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9 / 7 / 20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1 / 7 / 20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Ho</text:p>
          </table:table-cell>
        </table:table-row>
        <table:table-row table:style-name="ro1">
          <table:table-cell office:value-type="string" calcext:value-type="string">
            <text:p>14 / 7 / 2020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16 / 7 / 2020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18 / 7 / 202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21 / 7 / 202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23 / 7 / 202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25 / 7 / 202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28 / 7 / 202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30 / 7 / 202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string" calcext:value-type="string">
            <text:p>1 / 8 / 202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Rh</text:p>
          </table:table-cell>
        </table:table-row>
        <table:table-row table:style-name="ro1">
          <table:table-cell office:value-type="string" calcext:value-type="string">
            <text:p>4 / 8 / 2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6 / 8 / 2020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8 / 8 / 20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1 / 8 / 20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13 / 8 / 202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17 / 8 / 2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18 / 8 / 202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20 / 8 / 20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Ho</text:p>
          </table:table-cell>
        </table:table-row>
        <table:table-row table:style-name="ro1">
          <table:table-cell office:value-type="string" calcext:value-type="string">
            <text:p>22 / 8 / 20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5 / 8 / 202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27 / 8 / 2020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9 / 8 / 20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string" calcext:value-type="string">
            <text:p>1 / 9 / 202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3 / 9 / 2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5 / 9 / 20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8 / 9 / 202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0 / 9 / 202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2 / 9 / 20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15 / 9 / 202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Xe</text:p>
          </table:table-cell>
        </table:table-row>
        <table:table-row table:style-name="ro1">
          <table:table-cell office:value-type="string" calcext:value-type="string">
            <text:p>17 / 9 / 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9 / 9 / 20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22 / 9 / 202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24 / 9 / 202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6 / 9 / 202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9 / 9 / 2020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 / 10 / 20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3 / 10 / 2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6 / 10 / 20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8 / 10 / 20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10 / 10 / 2020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13 / 10 / 2020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5 / 10 / 2020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7 / 10 / 202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0 / 10 / 202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string" calcext:value-type="string">
            <text:p>22 / 10 / 20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string" calcext:value-type="string">
            <text:p>24 / 10 / 2020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7 / 10 / 202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29 / 10 / 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31 / 10 / 2020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3 / 11 / 202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d</text:p>
          </table:table-cell>
        </table:table-row>
        <table:table-row table:style-name="ro1">
          <table:table-cell office:value-type="string" calcext:value-type="string">
            <text:p>5 / 11 / 2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7 / 11 / 20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10 / 11 / 202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2 / 11 / 202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4 / 11 / 20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7 / 11 / 20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string" calcext:value-type="string">
            <text:p>19 / 11 / 20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1 / 11 / 20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4 / 11 / 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26 / 11 / 202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28 / 11 / 2020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 / 12 / 2020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3 / 12 / 2020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5 / 12 / 202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7 / 12 / 20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0 / 12 / 20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12 / 12 / 20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5 / 12 / 202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7 / 12 / 2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19 / 12 / 2020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 office:value-type="string" calcext:value-type="string">
            <text:p>22 / 12 / 202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24 / 12 / 2020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8 / 12 / 20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29 / 12 / 202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31 / 12 / 20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 / 1 / 202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5 / 1 / 2021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7 / 1 / 202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9 / 1 / 202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Gd</text:p>
          </table:table-cell>
        </table:table-row>
        <table:table-row table:style-name="ro1">
          <table:table-cell office:value-type="string" calcext:value-type="string">
            <text:p>12 / 1 / 2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4 / 1 / 2021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6 / 1 / 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9 / 1 / 202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21 / 1 / 202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23 / 1 / 20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6 / 1 / 202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8 / 1 / 202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30 / 1 / 202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2 / 2 / 202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4 / 2 / 2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6 / 2 / 2021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9 / 2 / 20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11 / 2 / 2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Yb</text:p>
          </table:table-cell>
        </table:table-row>
        <table:table-row table:style-name="ro1">
          <table:table-cell office:value-type="string" calcext:value-type="string">
            <text:p>13 / 2 / 2021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16 / 2 / 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18 / 2 / 202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20 / 2 / 20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23 / 2 / 20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5 / 2 / 202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27 / 2 / 202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 / 3 / 20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4 / 3 / 202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6 / 3 / 202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9 / 3 / 202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11 / 3 / 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3 / 3 / 202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16 / 3 / 202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8 / 3 / 20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Eu</text:p>
          </table:table-cell>
        </table:table-row>
        <table:table-row table:style-name="ro1">
          <table:table-cell office:value-type="string" calcext:value-type="string">
            <text:p>20 / 3 / 2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23 / 3 / 202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25 / 3 / 202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7 / 3 / 20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30 / 3 / 202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 / 4 / 202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3 / 4 / 20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6 / 4 / 20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8 / 4 / 202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0 / 4 / 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3 / 4 / 20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5 / 4 / 2021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17 / 4 / 20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0 / 4 / 20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22 / 4 / 202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4 / 4 / 202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27 / 4 / 202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29 / 4 / 202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3 / 5 / 202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4 / 5 / 2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6 / 5 / 2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8 / 5 / 2021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11 / 5 / 202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3 / 5 / 202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15 / 5 / 202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18 / 5 / 202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20 / 5 / 202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o</text:p>
          </table:table-cell>
        </table:table-row>
        <table:table-row table:style-name="ro1">
          <table:table-cell office:value-type="string" calcext:value-type="string">
            <text:p>22 / 5 / 20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5 / 5 / 2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27 / 5 / 2021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9 / 5 / 202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1 / 6 / 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3 / 6 / 2021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5 / 6 / 202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8 / 6 / 202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0 / 6 / 202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2 / 6 / 202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15 / 6 / 202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17 / 6 / 202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19 / 6 / 20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2 / 6 / 2021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24 / 6 / 2021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6 / 6 / 202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9 / 6 / 202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 / 7 / 202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3 / 7 / 2021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6 / 7 / 20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8 / 7 / 202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10 / 7 / 202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13 / 7 / 202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5 / 7 / 202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7 / 7 / 2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0 / 7 / 202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2 / 7 / 20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d</text:p>
          </table:table-cell>
        </table:table-row>
        <table:table-row table:style-name="ro1">
          <table:table-cell office:value-type="string" calcext:value-type="string">
            <text:p>24 / 7 / 202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7 / 7 / 20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29 / 7 / 20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31 / 7 / 202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string" calcext:value-type="string">
            <text:p>3 / 8 / 202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5 / 8 / 202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7 / 8 / 20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10 / 8 / 202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12 / 8 / 2021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4 / 8 / 202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7 / 8 / 202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Yb</text:p>
          </table:table-cell>
        </table:table-row>
        <table:table-row table:style-name="ro1">
          <table:table-cell office:value-type="string" calcext:value-type="string">
            <text:p>19 / 8 / 20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1 / 8 / 202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4 / 8 / 2021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 office:value-type="string" calcext:value-type="string">
            <text:p>26 / 8 / 2021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28 / 8 / 202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31 / 8 / 20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2 / 9 / 2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4 / 9 / 20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7 / 9 / 20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9 / 9 / 2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1 / 9 / 20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4 / 9 / 20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6 / 9 / 2021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8 / 9 / 202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21 / 9 / 2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23 / 9 / 202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string" calcext:value-type="string">
            <text:p>25 / 9 / 20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28 / 9 / 202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30 / 9 / 20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Ag</text:p>
          </table:table-cell>
        </table:table-row>
        <table:table-row table:style-name="ro1">
          <table:table-cell office:value-type="string" calcext:value-type="string">
            <text:p>2 / 10 / 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5 / 10 / 202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7 / 10 / 202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9 / 10 / 20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2 / 10 / 2021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4 / 10 / 202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6 / 10 / 2021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9 / 10 / 202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1 / 10 / 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23 / 10 / 20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26 / 10 / 202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28 / 10 / 202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30 / 10 / 202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 / 11 / 202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4 / 11 / 202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6 / 11 / 2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9 / 11 / 20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Nd</text:p>
          </table:table-cell>
        </table:table-row>
        <table:table-row table:style-name="ro1">
          <table:table-cell office:value-type="string" calcext:value-type="string">
            <text:p>11 / 11 / 202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3 / 11 / 202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16 / 11 / 20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18 / 11 / 202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0 / 11 / 20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3 / 11 / 2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25 / 11 / 2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7 / 11 / 2021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30 / 11 / 20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2 / 12 / 202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4 / 12 / 2021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7 / 12 / 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9 / 12 / 202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1 / 12 / 20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4 / 12 / 202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16 / 12 / 2021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18 / 12 / 2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21 / 12 / 2021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3 / 12 / 20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7 / 12 / 2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28 / 12 / 202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30 / 12 / 202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3 / 1 / 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4 / 1 / 20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8 / 1 / 202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10 / 1 / 20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1 / 1 / 202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13 / 1 / 202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5 / 1 / 20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8 / 1 / 202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 office:value-type="string" calcext:value-type="string">
            <text:p>20 / 1 / 2022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2 / 1 / 20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25 / 1 / 202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n</text:p>
          </table:table-cell>
        </table:table-row>
        <table:table-row table:style-name="ro1">
          <table:table-cell office:value-type="string" calcext:value-type="string">
            <text:p>27 / 1 / 2022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9 / 1 / 20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 / 2 / 20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3 / 2 / 2022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5 / 2 / 2022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8 / 2 / 2022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0 / 2 / 2022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12 / 2 / 202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15 / 2 / 20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17 / 2 / 2022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9 / 2 / 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2 / 2 / 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24 / 2 / 20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26 / 2 / 20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 / 3 / 202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3 / 3 / 2022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5 / 3 / 20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8 / 3 / 20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10 / 3 / 2022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 office:value-type="string" calcext:value-type="string">
            <text:p>12 / 3 / 2022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15 / 3 / 202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7 / 3 / 202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9 / 3 / 202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22 / 3 / 2022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4 / 3 / 202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26 / 3 / 2022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9 / 3 / 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31 / 3 / 202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2 / 4 / 2022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5 / 4 / 20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7 / 4 / 20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9 / 4 / 202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2 / 4 / 202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14 / 4 / 20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string" calcext:value-type="string">
            <text:p>16 / 4 / 20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19 / 4 / 2022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1 / 4 / 2022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3 / 4 / 20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26 / 4 / 202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28 / 4 / 2022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30 / 4 / 2022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3 / 5 / 202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5 / 5 / 2022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7 / 5 / 2022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0 / 5 / 2022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12 / 5 / 2022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14 / 5 / 202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7 / 5 / 2022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19 / 5 / 202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1 / 5 / 202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24 / 5 / 2022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26 / 5 / 202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8 / 5 / 2022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31 / 5 / 2022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4 / 6 / 202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6 / 6 / 202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7 / 6 / 2022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9 / 6 / 202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1 / 6 / 20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14 / 6 / 20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o</text:p>
          </table:table-cell>
        </table:table-row>
        <table:table-row table:style-name="ro1">
          <table:table-cell office:value-type="string" calcext:value-type="string">
            <text:p>16 / 6 / 2022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18 / 6 / 202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21 / 6 / 2022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23 / 6 / 202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 office:value-type="string" calcext:value-type="string">
            <text:p>25 / 6 / 202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28 / 6 / 202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30 / 6 / 20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 / 7 / 20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 office:value-type="string" calcext:value-type="string">
            <text:p>5 / 7 / 20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7 / 7 / 2022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9 / 7 / 202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2 / 7 / 20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14 / 7 / 20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16 / 7 / 202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19 / 7 / 202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1 / 7 / 20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3 / 7 / 2022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26 / 7 / 202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28 / 7 / 202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30 / 7 / 20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2 / 8 / 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4 / 8 / 202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6 / 8 / 20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9 / 8 / 202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/ 8 / 20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13 / 8 / 202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16 / 8 / 202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8 / 8 / 20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20 / 8 / 202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3 / 8 / 20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25 / 8 / 202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27 / 8 / 20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30 / 8 / 20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1 / 9 / 202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3 / 9 / 2022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6 / 9 / 20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</text:p>
          </table:table-cell>
        </table:table-row>
        <table:table-row table:style-name="ro1">
          <table:table-cell office:value-type="string" calcext:value-type="string">
            <text:p>8 / 9 / 2022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10 / 9 / 2022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3 / 9 / 20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15 / 9 / 2022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17 / 9 / 20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Nd</text:p>
          </table:table-cell>
        </table:table-row>
        <table:table-row table:style-name="ro1">
          <table:table-cell office:value-type="string" calcext:value-type="string">
            <text:p>20 / 9 / 20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22 / 9 / 202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24 / 9 / 202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27 / 9 / 20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Eu</text:p>
          </table:table-cell>
        </table:table-row>
        <table:table-row table:style-name="ro1">
          <table:table-cell office:value-type="string" calcext:value-type="string">
            <text:p>29 / 9 / 20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1 / 10 / 20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4 / 10 / 202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6 / 10 / 202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8 / 10 / 2022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1 / 10 / 20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13 / 10 / 202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15 / 10 / 2022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18 / 10 / 202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20 / 10 / 20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22 / 10 / 20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25 / 10 / 20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27 / 10 / 2022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string" calcext:value-type="string">
            <text:p>29 / 10 / 202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string" calcext:value-type="string">
            <text:p>31 / 10 / 2022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3 / 11 / 202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5 / 11 / 20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8 / 11 / 202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Ta</text:p>
          </table:table-cell>
        </table:table-row>
        <calcext:conditional-formats>
          <calcext:conditional-format calcext:target-range-address="periodicName_Dataset.A1:periodicName_Dataset.G2152">
            <calcext:condition calcext:apply-style-name="Bad" calcext:value="=&quot;Li&quot;" calcext:base-cell-address="periodicName_Dataset.A1"/>
          </calcext:conditional-format>
          <calcext:conditional-format calcext:target-range-address="periodicName_Dataset.A1:periodicName_Dataset.G2152">
            <calcext:condition calcext:apply-style-name="Bad" calcext:value="=&quot;Na&quot;" calcext:base-cell-address="periodicName_Dataset.A1"/>
          </calcext:conditional-format>
          <calcext:conditional-format calcext:target-range-address="periodicName_Dataset.A1:periodicName_Dataset.G2152">
            <calcext:condition calcext:apply-style-name="Bad" calcext:value="=&quot;K&quot;" calcext:base-cell-address="periodicName_Dataset.A1"/>
          </calcext:conditional-format>
          <calcext:conditional-format calcext:target-range-address="periodicName_Dataset.A1:periodicName_Dataset.G2152">
            <calcext:condition calcext:apply-style-name="Bad" calcext:value="=&quot;Cs&quot;" calcext:base-cell-address="periodicName_Dataset.A1"/>
          </calcext:conditional-format>
          <calcext:conditional-format calcext:target-range-address="periodicName_Dataset.A1:periodicName_Dataset.G2152">
            <calcext:condition calcext:apply-style-name="Bad" calcext:value="=&quot;Fr&quot;" calcext:base-cell-address="periodicName_Dataset.A1"/>
          </calcext:conditional-format>
          <calcext:conditional-format calcext:target-range-address="periodicName_Dataset.A1:periodicName_Dataset.G2152">
            <calcext:condition calcext:apply-style-name="Bad" calcext:value="=&quot;Rb&quot;" calcext:base-cell-address="periodicName_Dataset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5T19:06:13.161610859</dc:date>
    <meta:editing-duration>PT35M18S</meta:editing-duration>
    <meta:editing-cycles>2</meta:editing-cycles>
    <meta:generator>LibreOffice/7.3.7.2$Linux_X86_64 LibreOffice_project/30$Build-2</meta:generator>
    <meta:document-statistic meta:table-count="1" meta:cell-count="15064" meta:object-count="0"/>
  </office:meta>
</office:document-meta>
</file>